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13" office:value-type="float" office:value="608" calcext:value-type="float">
            <text:p>608</text:p>
          </table:table-cell>
          <table:table-cell table:style-name="ce12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07:49:54.0180067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4T07:51:55.177994023</dc:date>
    <meta:editing-duration>PT35M29S</meta:editing-duration>
    <meta:editing-cycles>10</meta:editing-cycles>
    <meta:generator>LibreOffice/6.0.7.3$Linux_X86_64 LibreOffice_project/00m0$Build-3</meta:generator>
    <meta:document-statistic meta:table-count="3" meta:cell-count="189" meta:object-count="0"/>
  </office:meta>
</office:document-meta>
</file>